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49cm" fo:border-left="none" fo:border-right="none" fo:border-top="none" fo:border-bottom="0.05pt solid #000000" style:writing-mode="page"/>
    </style:style>
    <style:style style:name="P1" style:family="paragraph" style:parent-style-name="Standard">
      <style:text-properties style:font-name="Liberation Sans" officeooo:rsid="0002809e" officeooo:paragraph-rsid="0002809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ource_20_Code">
      <style:text-properties fo:font-size="14pt" style:font-size-asian="14pt" style:font-size-complex="14pt"/>
    </style:style>
    <style:style style:name="P4" style:family="paragraph" style:parent-style-name="Source_20_Code">
      <style:text-properties fo:font-size="14pt" officeooo:rsid="000582ad" officeooo:paragraph-rsid="000582ad" style:font-size-asian="14pt" style:font-size-complex="14pt"/>
    </style:style>
    <style:style style:name="P5" style:family="paragraph" style:parent-style-name="Table_20_Contents">
      <style:text-properties style:font-name="Liberation Mono" style:font-name-asian="Noto Sans Mono CJK SC" style:font-name-complex="Liberation Mono"/>
    </style:style>
    <style:style style:name="P6" style:family="paragraph" style:parent-style-name="Text_20_body">
      <style:text-properties officeooo:paragraph-rsid="0006924c"/>
    </style:style>
    <style:style style:name="P7" style:family="paragraph" style:parent-style-name="Heading_20_1">
      <style:text-properties style:font-name="Liberation Sans" officeooo:rsid="0006924c" officeooo:paragraph-rsid="0006924c"/>
    </style:style>
    <style:style style:name="P8" style:family="paragraph" style:parent-style-name="Heading_20_2">
      <style:text-properties style:font-name="Liberation Sans" officeooo:rsid="0006924c" officeooo:paragraph-rsid="0006924c"/>
    </style:style>
    <style:style style:name="T1" style:family="text">
      <style:text-properties officeooo:rsid="00039459"/>
    </style:style>
    <style:style style:name="T2" style:family="text">
      <style:text-properties style:font-name="Liberation Sans" officeooo:rsid="00069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TACKS</text:h>
      <text:p text:style-name="P1"/>
      <text:h text:style-name="P8" text:outline-level="2">LIFO </text:h>
      <text:p text:style-name="P6"><text:span text:style-name="T2"/></text:p>
      <text:p text:style-name="Source_20_Code">STACK-EMPTY(S)</text:p>
      <text:p text:style-name="Source_20_Code">1:<text:tab/>if S.top == 0</text:p>
      <text:p text:style-name="Source_20_Code">2:<text:tab/><text:tab/>return TRUE</text:p>
      <text:p text:style-name="Source_20_Code">3:<text:tab/>else</text:p>
      <text:p text:style-name="Source_20_Code">4:<text:tab/><text:tab/>return FALSE</text:p>
      <text:p text:style-name="Source_20_Code"/>
      <text:p text:style-name="Source_20_Code">PUSH(S, x)</text:p>
      <text:p text:style-name="Source_20_Code">1:<text:tab/>S.top = S.top +1</text:p>
      <text:p text:style-name="Source_20_Code">2:<text:tab/>S[S.top] = x</text:p>
      <text:p text:style-name="Source_20_Code"/>
      <text:p text:style-name="Source_20_Code">POP(S)</text:p>
      <text:p text:style-name="Source_20_Code">1:<text:tab/>if STACK-EMPTY(S)</text:p>
      <text:p text:style-name="Source_20_Code">2:<text:tab/><text:tab/>error “underflow”</text:p>
      <text:p text:style-name="Source_20_Code">3:<text:tab/>else S.top = S.top -1</text:p>
      <text:p text:style-name="Source_20_Code">4:<text:tab/><text:tab/>return S[S.top+1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Note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officeooo:rsid="0002809e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variant="small-cap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7:44:42.116234433</meta:creation-date>
    <meta:editing-duration>PT2M3S</meta:editing-duration>
    <meta:editing-cycles>2</meta:editing-cycles>
    <meta:generator>LibreOffice/7.3.7.2$Linux_X86_64 LibreOffice_project/30$Build-2</meta:generator>
    <dc:date>2023-03-02T17:46:44.549822352</dc:date>
    <meta:document-statistic meta:table-count="1" meta:image-count="0" meta:object-count="0" meta:page-count="1" meta:paragraph-count="16" meta:word-count="44" meta:character-count="220" meta:non-whitespace-character-count="187"/>
    <meta:template xlink:type="simple" xlink:actuate="onRequest" xlink:title="cheat-sheet" xlink:href="../../../../Templates/cheat-sheet.ott" meta:date="2023-03-02T17:44:41.576033710"/>
  </office:meta>
</office:document-meta>
</file>